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38.25pt"/>
    </style:style>
    <style:style style:name="co3" style:family="table-column">
      <style:table-column-properties fo:break-before="auto" style:column-width="228.84pt"/>
    </style:style>
    <style:style style:name="co4" style:family="table-column">
      <style:table-column-properties fo:break-before="auto" style:column-width="91.3pt"/>
    </style:style>
    <style:style style:name="co5" style:family="table-column">
      <style:table-column-properties fo:break-before="auto" style:column-width="116.65pt"/>
    </style:style>
    <style:style style:name="co6" style:family="table-column">
      <style:table-column-properties fo:break-before="auto" style:column-width="100.66pt"/>
    </style:style>
    <style:style style:name="co7" style:family="table-column">
      <style:table-column-properties fo:break-before="auto" style:column-width="84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ial" fo:font-size="8pt" style:font-name-asian="Arial" style:font-size-asian="8pt" style:font-name-complex="Arial" style:font-size-complex="8pt"/>
    </style:style>
    <style:style style:name="ce4" style:family="table-cell" style:parent-style-name="Default">
      <style:text-properties style:font-name="Arial" fo:font-size="8pt" style:font-size-asian="8pt" style:font-size-complex="8pt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ff00"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fo:background-color="#00ff00" style:text-align-source="fix" style:repeat-content="false"/>
      <style:paragraph-properties fo:text-align="center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ackground-color="#00ff00"/>
      <style:text-properties style:font-name="Arial" fo:font-size="10pt" style:font-size-asian="10pt" style:font-size-complex="10pt"/>
    </style:style>
    <style:style style:name="ce19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fo:background-color="#00ff00" style:text-align-source="fix" style:repeat-content="false"/>
      <style:paragraph-properties fo:text-align="center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weight-asian="normal" style:font-weight-complex="normal"/>
    </style:style>
  </office:automatic-styles>
  <office:body>
    <office:spreadsheet>
      <table:table table:name="AllAvailableTests" table:style-name="ta1"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>
            <text:p>TESTS RUN AT $2015-04-02T12:12:35.802+00:00$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liasTests.rsc|: 2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ssignmentTests.rsc|: 5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allTests.rsc|: 7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allTestsAux.rsc|: 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mprehensionTests.rsc|: 23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PatternTests1.rsc|: 6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PatternTests2.rsc|: 2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SyntaxTests1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SyntaxTests2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Term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DataTypeTests.rsc|: 7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FunctionCompositionTests.rsc|: 2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Interpolation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11 tests executed; 1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Tests.rsc|: 18 tests executed; 4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rsing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tternTests.rsc|: 33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tternDescendantTests.rsc|: 2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tternList3Tests.rsc|: 4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RangeTests.rsc|: 25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RegExpTests.rsc|: 6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copeTests.rsc|: 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etMatchTests2.rsc|: 6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tatementTests.rsc|: 10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TryCatchTests.rsc|: 2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VisitTests.rsc|: 147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Boolean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Equality.rsc|: 63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Functions.rsc|: 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IO.rsc|: 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IsDefined.rsc|: 3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List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Lists.rsc|: 1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Maps.rsc|: 7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Matching.rsc|: 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Overloading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Strings.rsc|: 6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Tuple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istTests.rsc|: 23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MapTests.rsc|: 10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Nod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Type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ValueIOTests.rsc|: 4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analysis/statistics/DescriptiveTests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analysis/statistics/RangeUtils.rsc|: 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Extending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1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2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3.rsc|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4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5.rsc|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6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7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8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ModuleInitRange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basic/Ackermann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basic/Bubble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basic/Factori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all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oloredTre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ountConstructor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ycl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Derivative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Lift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StringTemplate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Tran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Replacement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CountInLine1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CountInLine2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CountInLine3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WordCount.rsc|: 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Dominator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Abstrac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mbined/Automatic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mbined/Manual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ncrete/No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ncrete/With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Func/Test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Lisra/Test.rsc|: 3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McCabe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ReachingDef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Slicing.rsc|: 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Uninit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format/Escape.rsc|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format/Grammar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Lookahead.rsc|: 3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CharactersTests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LiteralsTests.rsc|: 31 tests executed; 5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ConcreteSyntax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ExpressionGrammar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ImplodeTests.rsc|: 12 tests executed; 4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KnownIssue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meta/ModuleInfo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PreBootstrap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SolvedIssue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ypes/tests/AbstractKind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ypes/tests/AbstractNameTests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ypes/tests/UtilTests.rsc|: 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util/PriorityQueue.rsc|: 1 tests executed; 0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util/UUID.rsc|: 1 tests executed; 0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Failed/IGNORED TESTS: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FAILED TESTS: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965,155,&lt;55,0&gt;,&lt;62,1&gt;): FALSE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456,80,&lt;43,0&gt;,&lt;44,27&gt;): FALSE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374,80,&lt;40,0&gt;,&lt;41,27&gt;): FALSE NoSuchField("f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131,139,&lt;28,0&gt;,&lt;36,1&gt;): FALSE NoSuchField("e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027,45,&lt;25,0&gt;,&lt;25,45&gt;): FALSE NoSuchField("h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981,45,&lt;24,0&gt;,&lt;24,45&gt;): FALSE NoSuchField("f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935,45,&lt;23,0&gt;,&lt;23,45&gt;): FALSE NoSuchField("d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889,45,&lt;22,0&gt;,&lt;22,45&gt;): FALSE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686,44,&lt;17,0&gt;,&lt;17,44&gt;): FALSE NoSuchField("d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641,44,&lt;16,0&gt;,&lt;16,44&gt;): FALSE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Tests.rsc|(2146,134,&lt;89,0&gt;,&lt;98,1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Tests.rsc|(1701,54,&lt;64,0&gt;,&lt;64,54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Tests.rsc|(1082,161,&lt;42,0&gt;,&lt;45,1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Tests.rsc|(851,62,&lt;34,0&gt;,&lt;36,1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RangeTests.rsc|(1874,61,&lt;47,0&gt;,&lt;47,61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RangeTests.rsc|(1814,58,&lt;46,0&gt;,&lt;46,58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VisitTests.rsc|(18343,108,&lt;655,0&gt;,&lt;655,108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Equality.rsc|(1213,94,&lt;27,0&gt;,&lt;27,94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Equality.rsc|(1122,89,&lt;26,0&gt;,&lt;26,89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IsDefined.rsc|(492,404,&lt;29,0&gt;,&lt;54,1&gt;): FALSE java.lang.NullPointerException; function: ☞ isDefined2({}); instruction: STOREVARDEREF 0,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Memoization.rsc|(450,183,&lt;26,0&gt;,&lt;35,1&gt;): FALSE test fails for arguments: {$1620-05-15T10:31:53.956+00:00$,$5592-11-01T03:38:44.313+00:00$}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LiteralsTests.rsc|(2488,71,&lt;46,0&gt;,&lt;46,71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LiteralsTests.rsc|(1899,98,&lt;35,0&gt;,&lt;35,98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LiteralsTests.rsc|(1811,87,&lt;34,0&gt;,&lt;34,87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LiteralsTests.rsc|(1461,83,&lt;29,0&gt;,&lt;29,83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LiteralsTests.rsc|(1388,72,&lt;28,0&gt;,&lt;28,72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2486,171,&lt;61,0&gt;,&lt;61,171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2230,123,&lt;57,0&gt;,&lt;57,123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1962,161,&lt;53,0&gt;,&lt;53,161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1715,118,&lt;49,0&gt;,&lt;49,118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TEST SUMMARY: 4245 tests executed; 30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CRASHED TESTS: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f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e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h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f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d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d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IsDefined.rsc|: java.lang.NullPointerException; function: ☞ isDefined2({}); instruction: STOREVARDEREF 0,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library/lang/csv/CSVIOTests.rsc|: Cannot execute due to compilation errors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ParserGeneratorTests.rsc|: Cannot execute due to compilation errors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PicoGrammar.rsc|: Cannot execute due to compilation errors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CGrammar.rsc|: Cannot execute due to compilation errors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RascalGrammar.rsc|: Cannot execute due to compilation errors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yaml/Model.rsc|: Java("CompilerError","In function lang::yaml::Model/equalNodes(adt(\"Node\",[]);adt(\"Node\",[]);)#157/equalNodesRec(adt(\"Node\",[]);adt(\"Node\",[]);)#175 : No enum constant org.rascalmpl.library.experiments.Compiler.RVM.Interpreter.RascalPrimitive.equal_int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 table:number-rows-repeated="95">
          <table:table-cell table:style-name="ce1"/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2"/>
          <table:table-cell table:number-columns-repeated="3"/>
          <table:table-cell table:style-name="ce2"/>
          <table:table-cell table:number-columns-repeated="1019"/>
        </table:table-row>
        <table:table-row table:style-name="ro1" table:number-rows-repeated="38">
          <table:table-cell table:number-columns-repeated="4"/>
          <table:table-cell table:style-name="ce2"/>
          <table:table-cell table:number-columns-repeated="1019"/>
        </table:table-row>
        <table:table-row table:style-name="ro1" table:number-rows-repeated="10482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 Tests with Assertions" table:style-name="ta1">
        <table:table-column table:style-name="co1" table:number-columns-repeated="1024" table:default-cell-style-name="ce4"/>
        <table:table-row table:style-name="ro1">
          <table:table-cell table:style-name="ce1" office:value-type="string" calcext:value-type="string">
            <text:p>TESTS RUN AT $2015-03-18T22:11:49.869+00:00$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liasTests.rsc|: 2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ssignmentTests.rsc|: 5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allTests.rsc|: 7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allTestsAux.rsc|: 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mprehensionTests.rsc|: 23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PatternTests1.rsc|: 6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PatternTests2.rsc|: 2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SyntaxTests1.rsc|: 11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SyntaxTests2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Term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DataTypeTests.rsc|: 7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11 tests executed; 1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Tests.rsc|: 17 tests executed; 3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rsing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tternTests.rsc|: 33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tternDescendantTests.rsc|: 2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tternList3Tests.rsc|: 4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RangeTests.rsc|: 25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RegExpTests.rsc|: 6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copeTests.rsc|: 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etMatchTests2.rsc|: 6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tatementTests.rsc|: 10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TryCatch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VisitTests.rsc|: 147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Boolean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Equality.rsc|: 63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Functions.rsc|: 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IO.rsc|: 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List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Lists.rsc|: 1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Maps.rsc|: 7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Matching.rsc|: 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Overloading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Strings.rsc|: 6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Tuple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istTests.rsc|: 23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MapTests.rsc|: 10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Nod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Type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ValueIOTests.rsc|: 4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analysis/statistics/DescriptiveTests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analysis/statistics/RangeUtils.rsc|: 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ang/csv/CSVIOTests.rsc|: 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Extending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1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2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3.rsc|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4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5.rsc|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6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7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8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ModuleInitRange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basic/Ackermann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basic/Bubble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basic/Factori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all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oloredTre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ountConstructor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ycl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Derivative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Lift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StringTemplate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Tran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Replacement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CountInLine1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CountInLine2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CountInLine3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WordCount.rsc|: 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Dominator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Abstrac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mbined/Automatic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mbined/Manual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ncrete/With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Func/Test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McCabe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ReachingDef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Slicing.rsc|: 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Uninit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format/Escape.rsc|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Lookahead.rsc|: 3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ParserGeneratorTests.rsc|: 7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PicoGrammar.rsc|: 3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CGrammar.rsc|: 3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CharactersTests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LiteralsTests.rsc|: 31 tests executed; 5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RascalGrammar.rsc|: 3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ConcreteSyntax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ExpressionGrammar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ImplodeTests.rsc|: 12 tests executed; 4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KnownIssue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meta/ModuleInfo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PreBootstrap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SolvedIssue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ypes/tests/AbstractKind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ypes/tests/AbstractNameTests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ypes/tests/TypeInstantiationTests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ypes/tests/UtilTests.rsc|: 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util/PriorityQueue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util/UUID.rsc|: 1 tests executed; 0 failed; 0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SyntaxTests1.rsc|(1090,83,&lt;39,0&gt;,&lt;39,83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SyntaxTests1.rsc|(1007,81,&lt;37,0&gt;,&lt;37,8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965,155,&lt;55,0&gt;,&lt;62,1&gt;): FALSE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456,80,&lt;43,0&gt;,&lt;44,27&gt;): FALSE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374,80,&lt;40,0&gt;,&lt;41,27&gt;): FALSE NoSuchField("f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131,139,&lt;28,0&gt;,&lt;36,1&gt;): FALSE NoSuchField("e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027,45,&lt;25,0&gt;,&lt;25,45&gt;): FALSE NoSuchField("h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981,45,&lt;24,0&gt;,&lt;24,45&gt;): FALSE NoSuchField("f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935,45,&lt;23,0&gt;,&lt;23,45&gt;): FALSE NoSuchField("d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889,45,&lt;22,0&gt;,&lt;22,45&gt;): FALSE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686,44,&lt;17,0&gt;,&lt;17,44&gt;): FALSE NoSuchField("d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641,44,&lt;16,0&gt;,&lt;16,44&gt;): FALSE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Tests.rsc|(1701,54,&lt;64,0&gt;,&lt;64,54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Tests.rsc|(1082,161,&lt;42,0&gt;,&lt;45,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Tests.rsc|(851,62,&lt;34,0&gt;,&lt;36,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RangeTests.rsc|(1874,61,&lt;47,0&gt;,&lt;47,6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RangeTests.rsc|(1814,58,&lt;46,0&gt;,&lt;46,58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VisitTests.rsc|(18343,108,&lt;655,0&gt;,&lt;655,108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Equality.rsc|(1213,94,&lt;27,0&gt;,&lt;27,94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Equality.rsc|(1122,89,&lt;26,0&gt;,&lt;26,89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Memoization.rsc|(450,183,&lt;26,0&gt;,&lt;35,1&gt;): FALSE test fails for arguments: {0.06538059450124944}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LiteralsTests.rsc|(2488,71,&lt;46,0&gt;,&lt;46,7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LiteralsTests.rsc|(1899,98,&lt;35,0&gt;,&lt;35,98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LiteralsTests.rsc|(1811,87,&lt;34,0&gt;,&lt;34,87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LiteralsTests.rsc|(1461,83,&lt;29,0&gt;,&lt;29,83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LiteralsTests.rsc|(1388,72,&lt;28,0&gt;,&lt;28,72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ImplodeTests.rsc|(2486,171,&lt;61,0&gt;,&lt;61,17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ImplodeTests.rsc|(2230,123,&lt;57,0&gt;,&lt;57,123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ImplodeTests.rsc|(1962,161,&lt;53,0&gt;,&lt;53,16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ImplodeTests.rsc|(1715,118,&lt;49,0&gt;,&lt;49,118&gt;): FALSE 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TEST SUMMARY: 4360 tests executed; 30 failed; 0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FunctionCompositionTests.rsc|: Java("AssertionError","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InterpolationTests.rsc|: Java("AssertionError","sp value is 2 (should be at least 3) at |std:///lang/rascal/tests/functionality/InterpolationTests.rsc|(119,5,\&lt;3,56\&gt;,\&lt;3,61\&gt;)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f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e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h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f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d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d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IsDefined.rsc|: Java("AssertionError","Local variable 4 is null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ncrete/NoLayout/Eval.rsc|: Java("CompilerError","In function demo::lang::Exp::Concrete::NoLayout::Eval/eval(sort(\"Exp\");)#9 : IO(\"Expected Production, but got node\")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Lisra/Test.rsc|: Java("CompilerError","In function demo::lang::Lisra::Parse/build(sort(\"LispExp\");)#11 : IO(\"Expected Production, but got node\")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format/Grammar.rsc|: Java("CompilerError","In function lang::rascal::format::Grammar/CC()#180 : IO(\"Expected Production, but got node\")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yaml/Model.rsc|: Java("CompilerError","In function lang::yaml::Model/equalNodes(adt(\"Node\",[]);adt(\"Node\",[]);)#157/equalNodesRec(adt(\"Node\",[]);adt(\"Node\",[]);)#175 : No enum constant org.rascalmpl.library.experiments.Compiler.RVM.Interpreter.RascalPrimitive.equal_int")</text:p>
          </table:table-cell>
          <table:table-cell table:number-columns-repeated="1023"/>
        </table:table-row>
        <table:table-row table:style-name="ro1" table:number-rows-repeated="75">
          <table:table-cell table:style-name="ce1"/>
          <table:table-cell table:number-columns-repeated="1023"/>
        </table:table-row>
        <table:table-row table:style-name="ro1" table:number-rows-repeated="10483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ypechecker Tests" table:style-name="ta1">
        <table:table-column table:style-name="co1" table:number-columns-repeated="1024" table:default-cell-style-name="ce4"/>
        <table:table-row table:style-name="ro1">
          <table:table-cell table:style-name="ce1" office:value-type="string" calcext:value-type="string">
            <text:p>TESTS RUN AT $2015-03-31T09:37:33.175+00:00$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StaticTestingUtils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ccumulatingTC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llStaticIssues.rsc|: 51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nnotationTCTests.rsc|: 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ssignmentTC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allTCTests.rsc|: 21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omprehensionTCTests.rsc|: 17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ataDeclaration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ataTypeTCTests.rsc|: 4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: 2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ImportTC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PatternTCTests.rsc|: 66 tests executed; 3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ProjectionTC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RegExpTC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Scope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Statement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SubscriptTCTests.rsc|: 1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VisitTC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llStaticIssues.rsc|(13378,110,&lt;353,0&gt;,&lt;354,86&gt;): FALSE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llStaticIssues.rsc|(11235,170,&lt;284,0&gt;,&lt;285,39&gt;): FALSE "{error(\"Cannot import module lang::rascal::format::Escape\",|std:///Ambiguity.rsc|(0,11532,\&lt;1,0\&gt;,\&lt; ...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allTCTests.rsc|(471,54,&lt;15,0&gt;,&lt;15,54&gt;): FALSE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omprehensionTCTests.rsc|(2020,101,&lt;41,0&gt;,&lt;41,101&gt;): FALSE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omprehensionTCTests.rsc|(1902,101,&lt;39,0&gt;,&lt;39,101&gt;): FALSE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PatternTCTests.rsc|(7151,273,&lt;165,0&gt;,&lt;168,67&gt;): FALSE "{error(\"Cannot match an expression of type: type(adt(\\\"Tree\\\",[]),()) against a pattern of type t ...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PatternTCTests.rsc|(6917,229,&lt;159,0&gt;,&lt;162,67&gt;): FALSE "{error(\"Cannot match an expression of type: type(adt(\\\"Tree\\\",[]),()) against a pattern of type t ...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PatternTCTests.rsc|(6702,213,&lt;154,0&gt;,&lt;157,67&gt;): FALSE "{error(\"Cannot match an expression of type: type(adt(\\\"Tree\\\",[]),()) against a pattern of type t ..."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TEST SUMMARY: 326 tests executed; 8 failed; 0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llStaticIssues.rsc|: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llStaticIssues.rsc|: "{error(\"Cannot import module lang::rascal::format::Escape\",|std:///Ambiguity.rsc|(0,11532,\&lt;1,0\&gt;,\&lt; ...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allTCTests.rsc|: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PatternTCTests.rsc|: "{error(\"Cannot match an expression of type: type(adt(\\\"Tree\\\",[]),()) against a pattern of type t ...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PatternTCTests.rsc|: "{error(\"Cannot match an expression of type: type(adt(\\\"Tree\\\",[]),()) against a pattern of type t ...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PatternTCTests.rsc|: "{error(\"Cannot match an expression of type: type(adt(\\\"Tree\\\",[]),()) against a pattern of type t ..."</text:p>
          </table:table-cell>
          <table:table-cell table:number-columns-repeated="1023"/>
        </table:table-row>
        <table:table-row table:style-name="ro1" table:number-rows-repeated="77">
          <table:table-cell table:style-name="ce1"/>
          <table:table-cell table:number-columns-repeated="1023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RascalTests" table:style-name="ta1">
        <table:table-column table:style-name="co1" table:number-columns-repeated="1024" table:default-cell-style-name="ce3"/>
        <table:table-row table:style-name="ro1">
          <table:table-cell table:style-name="ce2" office:value-type="string" calcext:value-type="string">
            <text:p>TESTS RUN AT $2014-12-02T12:11:48.297+00:00$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AliasTests.rsc|: 2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AssignmentTests.rsc|: 5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allTests.rsc|: 74 tests executed; 1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mprehensionTests.rsc|: 229 tests executed; 0 failed; 3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ncretePatternTests1.rsc|: 5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ncretePatternTests2.rsc|: 1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ncreteSyntaxTests1.rsc|: 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ncreteSyntaxTests2.rsc|: 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DataTypeTests.rsc|: 69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FunctionCompositionTests.rsc|: 27 tests executed; 1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Interpolation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.rsc|: 337 tests executed; 0 failed; 3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Descendant.rsc|: 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List3.rsc|: 4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angeTests.rsc|: 25 tests executed; 2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egExpTests.rsc|: 61 tests executed; 0 failed; 1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cope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etMatchTests2.rsc|: 6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tatementTests.rsc|: 5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TryCatch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VisitTests.rsc|: 11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Booleans.rsc|: 1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Equality.rsc|: 63 tests executed; 2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Functions.rsc|: 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IO.rsc|: 1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List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Lists.rsc|: 10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Maps.rsc|: 2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Matching.rsc|: 1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Strings.rsc|: 6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Tuples.rsc|: 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ang/csv/CSVIOTests.rsc|: 1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istTests.rsc|: 235 tests executed; 0 failed; 1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MapTests.rsc|: 3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Nod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ValueIOTests.rsc|: 43 tests executed; 0 failed; 1 ignored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allTests.rsc|(2334,156,&lt;81,0&gt;,&lt;86,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FunctionCompositionTests.rsc|(7116,568,&lt;227,0&gt;,&lt;236,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angeTests.rsc|(1874,61,&lt;47,0&gt;,&lt;47,6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angeTests.rsc|(1814,58,&lt;46,0&gt;,&lt;46,58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Equality.rsc|(1213,94,&lt;27,0&gt;,&lt;27,94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Equality.rsc|(1122,89,&lt;26,0&gt;,&lt;26,89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Memoization.rsc|(450,183,&lt;26,0&gt;,&lt;35,1&gt;): FALSE test fails for arguments: {[-43438951r68807278],"柉"($2522-04-27T19:16:56.453+00:00$)} 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IGNORED TESTS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mprehensionTests.rsc|(6619,64,&lt;145,0&gt;,&lt;146,37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mprehensionTests.rsc|(6554,64,&lt;143,2&gt;,&lt;144,37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mprehensionTests.rsc|(6487,64,&lt;141,0&gt;,&lt;142,37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.rsc|(5957,115,&lt;140,0&gt;,&lt;141,107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.rsc|(5700,139,&lt;132,1&gt;,&lt;133,130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.rsc|(3858,129,&lt;85,0&gt;,&lt;85,129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egExpTests.rsc|(6054,108,&lt;124,0&gt;,&lt;126,48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istTests.rsc|(2150,103,&lt;58,0&gt;,&lt;58,103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ValueIOTests.rsc|(3253,103,&lt;97,0&gt;,&lt;98,95&gt;): IGNORED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SUMMARY: 3539 tests executed; 7 failed; 9 ignored</text:p>
          </table:table-cell>
          <table:table-cell table:number-columns-repeated="1023"/>
        </table:table-row>
        <table:table-row table:style-name="ro1" table:number-rows-repeated="14">
          <table:table-cell table:style-name="ce2"/>
          <table:table-cell table:number-columns-repeated="1023"/>
        </table:table-row>
        <table:table-row table:style-name="ro1" table:number-rows-repeated="18">
          <table:table-cell table:style-name="ce5"/>
          <table:table-cell table:number-columns-repeated="1023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ic Errors" table:style-name="ta1">
        <table:table-column table:style-name="co2" table:default-cell-style-name="ce4"/>
        <table:table-column table:style-name="co1" table:number-columns-repeated="1023" table:default-cell-style-name="ce4"/>
        <table:table-row table:style-name="ro1">
          <table:table-cell table:style-name="ce6" office:value-type="string" calcext:value-type="string">
            <text:p>Files with static errors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project://rascal/src/org/rascalmpl/library/demo/Mod17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Exp/Combined/Manual/Load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Lisra/Pretty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CheckControlle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Outlin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ParallelMerg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Step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Pico/CommonSubExp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Pico/ToDo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turing/l2/desugar/Desuga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Benchmarks/Ru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Examples/QL/lang/qla/Outlin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Examples/QL/util/Explod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Examples/Tst2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Rascal2muRascal/RascalExpressi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Rascal2muRascal/RascalModul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AllRascalLib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CoroutineExperimen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muRascal/Load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ncept/DotVi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ncept/GetFigur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ncept/Type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Figur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FigureServe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Translat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Example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Exp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Repl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StateMachin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Todo1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Todo2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vega/Js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box/util/Box2Tex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box/util/BoxForma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box/util/Pars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dimacs/IO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dot/Do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java/m3/Cor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java/syntax/Java15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checker/TTL/TTLGe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ConcreteSyntax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istTest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analysis/statistics/RangeUtil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types/PatternTCTest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saf/Ru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sdf2/util/SDF2Gramma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util/tasks/Vi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BarChar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PlotFuncti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examples/CodeCu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examples/M3BarChar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examples/Napole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markup/D3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markup/Dimple.rsc|</text:p>
          </table:table-cell>
          <table:table-cell table:number-columns-repeated="1023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n-up RascalTests" table:style-name="ta1"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1" table:number-columns-repeated="1019" table:default-cell-style-name="ce13"/>
        <table:table-row table:style-name="ro1">
          <table:table-cell table:style-name="ce7" office:value-type="string" calcext:value-type="string">
            <text:p>Status of source code of all tests</text:p>
          </table:table-cell>
          <table:table-cell table:style-name="ce14" office:value-type="string" calcext:value-type="string">
            <text:p>TC= type checker</text:p>
          </table:table-cell>
          <table:table-cell table:style-name="ce14" office:value-type="string" calcext:value-type="string">
            <text:p>CMP=compiler</text:p>
          </table:table-cell>
          <table:table-cell table:style-name="ce14" office:value-type="string" calcext:value-type="string">
            <text:p><text:span text:style-name="T1">TCTests</text:span></text:p>
          </table:table-cell>
          <table:table-cell table:style-name="ce16" table:number-columns-repeated="1020"/>
        </table:table-row>
        <table:table-row table:style-name="ro1">
          <table:table-cell table:style-name="ce7"/>
          <table:table-cell table:style-name="ce14" table:number-columns-repeated="3"/>
          <table:table-cell table:style-name="ce16" table:number-columns-repeated="1020"/>
        </table:table-row>
        <table:table-row table:style-name="ro1">
          <table:table-cell table:style-name="ce8" office:value-type="string" calcext:value-type="string">
            <text:p>Used during clean-up of tests, this has been completed</text:p>
          </table:table-cell>
          <table:table-cell table:style-name="ce15" table:number-columns-repeated="3"/>
          <table:table-cell table:style-name="ce20" table:number-columns-repeated="1020"/>
        </table:table-row>
        <table:table-row table:style-name="ro1">
          <table:table-cell table:style-name="ce7"/>
          <table:table-cell table:style-name="ce14" table:number-columns-repeated="3"/>
          <table:table-cell table:style-name="ce16" table:number-columns-repeated="1020"/>
        </table:table-row>
        <table:table-row table:style-name="ro1">
          <table:table-cell table:style-name="ce9" office:value-type="string" calcext:value-type="string">
            <text:p>Goal: no commented out tests; good formatting</text:p>
          </table:table-cell>
          <table:table-cell table:style-name="ce16" table:number-columns-repeated="1023"/>
        </table:table-row>
        <table:table-row table:style-name="ro1">
          <table:table-cell table:style-name="ce10"/>
          <table:table-cell table:style-name="ce16" table:number-columns-repeated="1023"/>
        </table:table-row>
        <table:table-row table:style-name="ro1">
          <table:table-cell table:style-name="ce9" office:value-type="string" calcext:value-type="string">
            <text:p>Green only means: clean-up done</text:p>
          </table:table-cell>
          <table:table-cell table:style-name="ce14" table:number-columns-repeated="1023"/>
        </table:table-row>
        <table:table-row table:style-name="ro1">
          <table:table-cell table:style-name="ce9" office:value-type="string" calcext:value-type="string">
            <text:p>but may contain TODOs and tests may fail</text:p>
          </table:table-cell>
          <table:table-cell table:style-name="ce14" table:number-columns-repeated="1023"/>
        </table:table-row>
        <table:table-row table:style-name="ro1">
          <table:table-cell table:style-name="ce7"/>
          <table:table-cell table:style-name="ce16" table:number-columns-repeated="1023"/>
        </table:table-row>
        <table:table-row table:style-name="ro1">
          <table:table-cell table:style-name="ce10" office:value-type="string" calcext:value-type="string">
            <text:p>Runtime test</text:p>
          </table:table-cell>
          <table:table-cell table:style-name="ce16" office:value-type="string" calcext:value-type="string">
            <text:p>Clean up done?</text:p>
          </table:table-cell>
          <table:table-cell table:style-name="ce16" office:value-type="string" calcext:value-type="string">
            <text:p>Notes</text:p>
          </table:table-cell>
          <table:table-cell table:style-name="ce16" office:value-type="string" calcext:value-type="string">
            <text:p>Static test exists?</text:p>
          </table:table-cell>
          <table:table-cell table:style-name="ce16" office:value-type="string" calcext:value-type="string">
            <text:p>Clean up done?</text:p>
          </table:table-cell>
          <table:table-cell table:style-name="ce16" table:number-columns-repeated="1019"/>
        </table:table-row>
        <table:table-row table:style-name="ro1">
          <table:table-cell table:style-name="ce6"/>
          <table:table-cell table:style-name="ce17" office:value-type="string" calcext:value-type="string">
            <text:p>(!= all tests pass)</text:p>
          </table:table-cell>
          <table:table-cell table:style-name="ce17" table:number-columns-repeated="2"/>
          <table:table-cell table:style-name="ce17" office:value-type="string" calcext:value-type="string">
            <text:p>(!= all tests pass)</text:p>
          </table:table-cell>
          <table:table-cell table:style-name="ce17" table:number-columns-repeated="1019"/>
        </table:table-row>
        <table:table-row table:style-name="ro1">
          <table:table-cell table:style-name="ce11"/>
          <table:table-cell table:number-columns-repeated="1023"/>
        </table:table-row>
        <table:table-row table:style-name="ro1">
          <table:table-cell table:style-name="ce11" office:value-type="string" calcext:value-type="string">
            <text:p>functionality/Accumulating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Alias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AnnotationTests.rsc</text:p>
          </table:table-cell>
          <table:table-cell table:style-name="ce18"/>
          <table:table-cell table:style-name="Default"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Assignment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BackTracking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CallTests.rsc</text:p>
          </table:table-cell>
          <table:table-cell table:style-name="ce18"/>
          <table:table-cell table:style-name="Default"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Comprehension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ConcretePatternTests1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ConcretePatternTests2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DataDeclaration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DataTypeTests.rsc</text:p>
          </table:table-cell>
          <table:table-cell table:style-name="ce18"/>
          <table:table-cell office:value-type="string" calcext:value-type="string">
            <text:p><text:s/>INTERSECT</text:p>
          </table:table-cell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Declaration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functionality/FunctionCompositionTests.rsc</text:p>
          </table:table-cell>
          <table:table-cell table:style-name="ce18"/>
          <table:table-cell/>
          <table:table-cell table:style-name="ce18"/>
          <table:table-cell table:number-columns-repeated="1020"/>
        </table:table-row>
        <table:table-row table:style-name="ro1">
          <table:table-cell table:style-name="ce11" office:value-type="string" calcext:value-type="string">
            <text:p>functionality/Pattern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PatternTestsList3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PatternTestsDescendant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Projection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Range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Reducer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RegExp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Scope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Statement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Subscript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Visit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Backtracking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Boolean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Equality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Integer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IO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stRelation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Map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Matching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Node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Relation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Se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SolvedIssue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String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String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Tuple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Boolean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Graph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Integer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ListTests.rsc</text:p>
          </table:table-cell>
          <table:table-cell table:style-name="ce18"/>
          <table:table-cell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library/Map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Math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Number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Relation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Set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StringTests.rsc</text:p>
          </table:table-cell>
          <table:table-cell table:style-name="ce18"/>
          <table:table-cell table:number-columns-repeated="1022"/>
        </table:table-row>
        <table:table-row table:style-name="ro1" table:number-rows-repeated="3">
          <table:table-cell table:style-name="ce11"/>
          <table:table-cell table:number-columns-repeated="1023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2">00/00/0000</text:date>, <text:time style:data-style-name="N2" text:time-value="13:15:41.36839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5-04-02T21:40:04.958802000</dc:date>
    <meta:editing-duration>P46DT14H10M16S</meta:editing-duration>
    <meta:editing-cycles>175</meta:editing-cycles>
    <meta:generator>LibreOffice/4.4.1.2$MacOSX_X86_64 LibreOffice_project/45e2de17089c24a1fa810c8f975a7171ba4cd432</meta:generator>
    <meta:document-statistic meta:table-count="6" meta:cell-count="604" meta:object-count="0"/>
  </office:meta>
</office:document-meta>
</file>